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background-color="#8DB4E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8DB4E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background-color="#FCD5B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top" fo:background-color="#FCD5B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#D8E4B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="thin solid #000000" style:vertical-align="top" fo:background-color="#D8E4B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automatic" fo:wrap-option="wrap"/>
    </style:style>
    <style:style style:name="ce20" style:family="table-cell" style:parent-style-name="Default" style:data-style-name="N0">
      <style:table-cell-properties fo:border="thin solid #000000" style:vertical-align="middle" fo:wrap-option="wrap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22" style:family="table-cell" style:parent-style-name="Hyperlink" style:data-style-name="N0">
      <style:table-cell-properties style:vertical-align="middle"/>
      <style:text-properties fo:color="#0000FF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 style:vertical-align="top" fo:background-color="#8DB4E2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top" fo:background-color="#FCD5B4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top" fo:background-color="#D8E4BC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36">
      <style:table-cell-properties fo:border="thin solid #000000" style:vertical-align="top" fo:background-color="#FCD5B4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86833333333333cm" style:use-optimal-column-width="true"/>
    </style:style>
    <style:style style:name="co2" style:family="table-column">
      <style:table-column-properties fo:break-before="auto" style:column-width="8.83708333333333cm" style:use-optimal-column-width="true"/>
    </style:style>
    <style:style style:name="co3" style:family="table-column">
      <style:table-column-properties fo:break-before="auto" style:column-width="4.18041666666667cm" style:use-optimal-column-width="true"/>
    </style:style>
    <style:style style:name="co4" style:family="table-column">
      <style:table-column-properties fo:break-before="auto" style:column-width="6.48229166666667cm" style:use-optimal-column-width="true"/>
    </style:style>
    <style:style style:name="co5" style:family="table-column">
      <style:table-column-properties fo:break-before="auto" style:column-width="4.92125cm" style:use-optimal-column-width="true"/>
    </style:style>
    <style:style style:name="co6" style:family="table-column">
      <style:table-column-properties fo:break-before="auto" style:column-width="5.635625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9.921875cm" style:use-optimal-column-width="true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7.59354166666667cm" style:use-optimal-column-width="true"/>
    </style:style>
    <style:style style:name="co11" style:family="table-column">
      <style:table-column-properties fo:break-before="auto" style:column-width="6.0325cm" style:use-optimal-column-width="true"/>
    </style:style>
    <style:style style:name="co12" style:family="table-column">
      <style:table-column-properties fo:break-before="auto" style:column-width="8.83708333333333cm"/>
    </style:style>
    <style:style style:name="co13" style:family="table-column">
      <style:table-column-properties fo:break-before="auto" style:column-width="7.17020833333333cm" style:use-optimal-column-width="true"/>
    </style:style>
    <style:style style:name="co14" style:family="table-column">
      <style:table-column-properties fo:break-before="auto" style:column-width="12.0914583333333cm" style:use-optimal-column-width="true"/>
    </style:style>
    <style:style style:name="co15" style:family="table-column">
      <style:table-column-properties fo:break-before="auto" style:column-width="25.2677083333333cm"/>
    </style:style>
    <style:style style:name="co16" style:family="table-column">
      <style:table-column-properties fo:break-before="auto" style:column-width="4.28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65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ro7" style:family="table-row">
      <style:table-row-properties style:row-height="27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xpectations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number-columns-repeated="2" table:style-name="ce4"/>
          <table:table-cell office:value-type="string" table:number-columns-spanned="3" table:number-rows-spanned="1" table:style-name="ce23">
            <text:p>Expected branch to fetch/checkout</text:p>
          </table:table-cell>
          <table:covered-table-cell table:number-columns-repeated="2"/>
          <table:table-cell office:value-type="string" table:style-name="ce4">
            <text:p>Expected Environment Variable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BranchSpec</text:p>
          </table:table-cell>
          <table:table-cell office:value-type="string" table:style-name="ce4">
            <text:p>Repository State</text:p>
          </table:table-cell>
          <table:table-cell office:value-type="string" table:style-name="ce4">
            <text:p>branch name</text:p>
          </table:table-cell>
          <table:table-cell office:value-type="string" table:style-name="ce4">
            <text:p>remote repo ref</text:p>
          </table:table-cell>
          <table:table-cell office:value-type="string" table:style-name="ce4">
            <text:p>local ref</text:p>
          </table:table-cell>
          <table:table-cell office:value-type="string" table:style-name="ce4">
            <text:p>GIT_BRANCH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master</text:p>
          </table:table-cell>
          <table:table-cell office:value-type="string" table:style-name="ce10">
            <text:p>contains unambiguous master branch</text:p>
          </table:table-cell>
          <table:table-cell office:value-type="string" table:style-name="ce10">
            <text:p>master</text:p>
          </table:table-cell>
          <table:table-cell office:value-type="string" table:style-name="ce10">
            <text:p>refs/remotes/origin/master</text:p>
          </table:table-cell>
          <table:table-cell office:value-type="string" table:style-name="ce10">
            <text:p>refs/heads/master</text:p>
          </table:table-cell>
          <table:table-cell office:value-type="string" table:style-name="ce10">
            <text:p>mast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abc</text:p>
          </table:table-cell>
          <table:table-cell office:value-type="string" table:style-name="ce10">
            <text:p>contains unambiguous abc branch</text:p>
          </table:table-cell>
          <table:table-cell office:value-type="string" table:style-name="ce10">
            <text:p>abc</text:p>
          </table:table-cell>
          <table:table-cell office:value-type="string" table:style-name="ce10">
            <text:p>refs/remotes/origin/abc</text:p>
          </table:table-cell>
          <table:table-cell office:value-type="string" table:style-name="ce10">
            <text:p>refs/heads/abc</text:p>
          </table:table-cell>
          <table:table-cell office:value-type="string" table:style-name="ce10">
            <text:p>ab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master</text:p>
          </table:table-cell>
          <table:table-cell office:value-type="string" table:style-name="ce10">
            <text:p>contains branches master,feature1/master</text:p>
          </table:table-cell>
          <table:table-cell office:value-type="string" table:style-name="ce10">
            <text:p>master</text:p>
          </table:table-cell>
          <table:table-cell office:value-type="string" table:style-name="ce10">
            <text:p>refs/remotes/origin/master</text:p>
          </table:table-cell>
          <table:table-cell office:value-type="string" table:style-name="ce10">
            <text:p>refs/heads/master</text:p>
          </table:table-cell>
          <table:table-cell office:value-type="string" table:style-name="ce10">
            <text:p>mast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feature1/master</text:p>
          </table:table-cell>
          <table:table-cell office:value-type="string" table:style-name="ce10">
            <text:p>contains branches master,feature1/master</text:p>
          </table:table-cell>
          <table:table-cell office:value-type="string" table:style-name="ce10">
            <text:p>feature1/master</text:p>
          </table:table-cell>
          <table:table-cell office:value-type="string" table:style-name="ce10">
            <text:p>refs/remotes/origin/feature1/master</text:p>
          </table:table-cell>
          <table:table-cell office:value-type="string" table:style-name="ce10">
            <text:p>refs/heads/feature1/master</text:p>
          </table:table-cell>
          <table:table-cell office:value-type="string" table:style-name="ce10">
            <text:p>feature1/mast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origin/master</text:p>
          </table:table-cell>
          <table:table-cell office:value-type="string" table:style-name="ce10">
            <text:p>remote origin contains unambiguous branch master</text:p>
          </table:table-cell>
          <table:table-cell office:value-type="string" table:style-name="ce10">
            <text:p>master in remote origin</text:p>
          </table:table-cell>
          <table:table-cell office:value-type="string" table:style-name="ce10">
            <text:p>refs/remotes/origin/master</text:p>
          </table:table-cell>
          <table:table-cell office:value-type="string" table:style-name="ce10">
            <text:p>refs/heads/master</text:p>
          </table:table-cell>
          <table:table-cell office:value-type="string" table:style-name="ce10">
            <text:p>origin/mast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origin/master</text:p>
          </table:table-cell>
          <table:table-cell office:value-type="string" table:style-name="ce12">
            <text:p>remote origin contains branches</text:p>
            <text:p>master and origin/master</text:p>
          </table:table-cell>
          <table:table-cell office:value-type="string" table:style-name="ce10">
            <text:p>master in remote origin</text:p>
          </table:table-cell>
          <table:table-cell office:value-type="string" table:style-name="ce10">
            <text:p>refs/remotes/origin/master</text:p>
          </table:table-cell>
          <table:table-cell office:value-type="string" table:style-name="ce10">
            <text:p>refs/heads/master</text:p>
          </table:table-cell>
          <table:table-cell office:value-type="string" table:style-name="ce10">
            <text:p>origin/master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origin/master</text:p>
          </table:table-cell>
          <table:table-cell office:value-type="string" table:style-name="ce12">
            <text:p>remote is named xyz and contains branches</text:p>
            <text:p>master and origin/master</text:p>
          </table:table-cell>
          <table:table-cell office:value-type="string" table:style-name="ce10">
            <text:p>branch (!) origin/master</text:p>
          </table:table-cell>
          <table:table-cell office:value-type="string" table:style-name="ce10">
            <text:p>refs/remotes/xyz/origin/master</text:p>
          </table:table-cell>
          <table:table-cell office:value-type="string" table:style-name="ce10">
            <text:p>refs/heads/master</text:p>
          </table:table-cell>
          <table:table-cell office:value-type="string" table:style-name="ce10">
            <text:p>origin/master (?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origin/master</text:p>
          </table:table-cell>
          <table:table-cell office:value-type="string" table:style-name="ce12">
            <text:p>two remotes origin and xyz containing branches</text:p>
            <text:p>master and origin/master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??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refs/remotes/origin/master</text:p>
          </table:table-cell>
          <table:table-cell office:value-type="string" table:style-name="ce10">
            <text:p>contains unambiguous master branch</text:p>
          </table:table-cell>
          <table:table-cell office:value-type="string" table:style-name="ce10">
            <text:p>master</text:p>
          </table:table-cell>
          <table:table-cell office:value-type="string" table:style-name="ce10">
            <text:p>refs/remotes/origin/master</text:p>
          </table:table-cell>
          <table:table-cell office:value-type="string" table:style-name="ce10">
            <text:p>refs/heads/master</text:p>
          </table:table-cell>
          <table:table-cell office:value-type="string" table:style-name="ce10">
            <text:p>master ???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refs/heads/master</text:p>
          </table:table-cell>
          <table:table-cell office:value-type="string" table:style-name="ce10">
            <text:p>contains unambiguous master branch</text:p>
          </table:table-cell>
          <table:table-cell office:value-type="string" table:style-name="ce10">
            <text:p>master</text:p>
          </table:table-cell>
          <table:table-cell office:value-type="string" table:style-name="ce10">
            <text:p>refs/remotes/origin/master</text:p>
          </table:table-cell>
          <table:table-cell office:value-type="string" table:style-name="ce10">
            <text:p>refs/heads/master</text:p>
          </table:table-cell>
          <table:table-cell office:value-type="string" table:style-name="ce10">
            <text:p>master ???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0">
            <text:p>refs/heads/master</text:p>
          </table:table-cell>
          <table:table-cell office:value-type="string" table:style-name="ce12">
            <text:p>contains branches master (refs/heads/master),<text:s/></text:p>
            <text:p>origin/master (refs/heads/origin/master) and<text:s/></text:p>
            <text:p>refs/heads/master (refs/heads/refs/heads/master)</text:p>
          </table:table-cell>
          <table:table-cell office:value-type="string" table:style-name="ce10">
            <text:p>master</text:p>
          </table:table-cell>
          <table:table-cell office:value-type="string" table:style-name="ce10">
            <text:p>refs/remotes/origin/master</text:p>
          </table:table-cell>
          <table:table-cell office:value-type="string" table:style-name="ce10">
            <text:p>refs/heads/master</text:p>
          </table:table-cell>
          <table:table-cell office:value-type="string" table:style-name="ce10">
            <text:p>master ???</text:p>
          </table:table-cell>
          <table:table-cell table:number-columns-repeated="16378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Expectations2" table:style-name="ta2"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number-columns-repeated="3" table:default-cell-style-name="ce2"/>
        <table:table-column table:style-name="co7" table:number-columns-repeated="16372" table:default-cell-style-name="ce2"/>
        <table:table-row table:style-name="ro2">
          <table:table-cell table:style-name="ce2"/>
          <table:table-cell office:value-type="string" table:style-name="ce3">
            <text:p>Test Repo:</text:p>
            <text:p>https://github.com/alexanderlink/git-plugin-test-repo.git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4"/>
          <table:table-cell office:value-type="string" table:number-columns-spanned="3" table:number-rows-spanned="1" table:style-name="ce23">
            <text:p>Expected branch to fetch/checkout</text:p>
          </table:table-cell>
          <table:covered-table-cell table:number-columns-repeated="2"/>
          <table:table-cell office:value-type="string" table:style-name="ce5">
            <text:p>Expected Environment Variables</text:p>
          </table:table-cell>
          <table:table-cell office:value-type="string" table:number-columns-spanned="3" table:number-rows-spanned="1" table:style-name="ce24">
            <text:p>Version Behaviour</text:p>
          </table:table-cell>
          <table:covered-table-cell table:number-columns-repeated="2"/>
          <table:table-cell office:value-type="string" table:number-columns-spanned="3" table:number-rows-spanned="1" table:style-name="ce25">
            <text:p>GIT Environment Variables</text:p>
          </table:table-cell>
          <table:covered-table-cell table:number-columns-repeated="2"/>
          <table:table-cell table:number-columns-repeated="16372" table:style-name="ce1"/>
        </table:table-row>
        <table:table-row table:style-name="ro1">
          <table:table-cell office:value-type="string" table:style-name="ce4">
            <text:p>BranchSpec</text:p>
          </table:table-cell>
          <table:table-cell office:value-type="string" table:style-name="ce4">
            <text:p>Repository</text:p>
          </table:table-cell>
          <table:table-cell office:value-type="string" table:style-name="ce4">
            <text:p>branch name</text:p>
          </table:table-cell>
          <table:table-cell office:value-type="string" table:style-name="ce4">
            <text:p>remote repo ref</text:p>
          </table:table-cell>
          <table:table-cell office:value-type="string" table:style-name="ce4">
            <text:p>local ref</text:p>
          </table:table-cell>
          <table:table-cell office:value-type="string" table:style-name="ce5">
            <text:p>GIT_BRANCH</text:p>
          </table:table-cell>
          <table:table-cell office:value-type="string" table:style-name="ce6">
            <text:p>git-2.0.3 / git-client-1.6.3</text:p>
          </table:table-cell>
          <table:table-cell office:value-type="string" table:style-name="ce6">
            <text:p>git-2.1.0 / git-client-1.7.0</text:p>
          </table:table-cell>
          <table:table-cell office:value-type="string" table:style-name="ce7">
            <text:p>git-2.2.1 / git-client-1.9.0</text:p>
          </table:table-cell>
          <table:table-cell office:value-type="string" table:style-name="ce8">
            <text:p>git-2.0.3 / git-client-1.6.3</text:p>
          </table:table-cell>
          <table:table-cell office:value-type="string" table:style-name="ce8">
            <text:p>git-2.1.0 / git-client-1.7.0</text:p>
          </table:table-cell>
          <table:table-cell office:value-type="string" table:style-name="ce9">
            <text:p>git-2.2.1 / git-client-1.9.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0">
            <text:p>master</text:p>
          </table:table-cell>
          <table:table-cell office:value-type="string" table:style-name="ce10">
            <text:p>Test Repo</text:p>
          </table:table-cell>
          <table:table-cell office:value-type="string" table:style-name="ce10">
            <text:p>master</text:p>
          </table:table-cell>
          <table:table-cell office:value-type="string" table:style-name="ce10">
            <text:p>refs/remotes/origin/master</text:p>
          </table:table-cell>
          <table:table-cell office:value-type="string" table:style-name="ce10">
            <text:p>refs/heads/master</text:p>
          </table:table-cell>
          <table:table-cell office:value-type="string" table:style-name="ce11">
            <text:p>origin/master</text:p>
          </table:table-cell>
          <table:table-cell office:value-type="string" table:style-name="ce12">
            <text:p>triggered again and again.</text:p>
            <text:p>Polling: CliGitAPIImpl.getHeadRev(String, String)</text:p>
            <text:p>-&gt; "git ls-remote -h https://github.com/alexanderlink/git-plugin-test-repo.git master" returns many branches. First one is not the correct one!</text:p>
            <text:p/>
            <text:p>Fetching: DefaultBuildChooser.getHeadRevision(boolean, String, GitClient, TaskListener, BuildData) uses "rev-parse"</text:p>
          </table:table-cell>
          <table:table-cell office:value-type="string" table:style-name="ce12">
            <text:p>triggered again and again.</text:p>
            <text:p>Same issue</text:p>
          </table:table-cell>
          <table:table-cell office:value-type="string" table:style-name="ce13">
            <text:p>triggered again and again.</text:p>
            <text:p>Same issue</text:p>
          </table:table-cell>
          <table:table-cell table:style-name="ce12"/>
          <table:table-cell table:style-name="ce14"/>
          <table:table-cell table:style-name="ce15"/>
          <table:table-cell table:number-columns-repeated="16372" table:style-name="ce1"/>
        </table:table-row>
        <table:table-row table:style-name="ro3">
          <table:table-cell table:number-columns-repeated="2" table:style-name="ce10"/>
          <table:table-cell office:value-type="string" table:style-name="ce10">
            <text:p>feature2/master</text:p>
          </table:table-cell>
          <table:table-cell office:value-type="string" table:style-name="ce10">
            <text:p>refs/remotes/origin/feature2/master</text:p>
          </table:table-cell>
          <table:table-cell office:value-type="string" table:style-name="ce10">
            <text:p>refs/heads/feature2/master</text:p>
          </table:table-cell>
          <table:table-cell office:value-type="string" table:style-name="ce11">
            <text:p>origin/feature2/master</text:p>
          </table:table-cell>
          <table:table-cell office:value-type="string" table:style-name="ce12">
            <text:p>Triggered once everything "OK". The reason is "feature2/master" is the first entry returned by ls-remote</text:p>
          </table:table-cell>
          <table:table-cell table:style-name="ce10"/>
          <table:table-cell table:style-name="ce16"/>
          <table:table-cell table:number-columns-repeated="2" table:style-name="ce14"/>
          <table:table-cell table:style-name="ce15"/>
          <table:table-cell table:number-columns-repeated="16372" table:style-name="ce1"/>
        </table:table-row>
        <table:table-row table:style-name="ro5">
          <table:table-cell office:value-type="string" table:style-name="ce10">
            <text:p>abc</text:p>
          </table:table-cell>
          <table:table-cell office:value-type="string" table:style-name="ce10">
            <text:p>Test Repo</text:p>
          </table:table-cell>
          <table:table-cell office:value-type="string" table:style-name="ce10">
            <text:p>feature3/master</text:p>
          </table:table-cell>
          <table:table-cell office:value-type="string" table:style-name="ce10">
            <text:p>refs/remotes/origin/feature3/master</text:p>
          </table:table-cell>
          <table:table-cell office:value-type="string" table:style-name="ce10">
            <text:p>refs/heads/feature3/master</text:p>
          </table:table-cell>
          <table:table-cell office:value-type="string" table:style-name="ce11">
            <text:p>origin/feature3/master</text:p>
          </table:table-cell>
          <table:table-cell office:value-type="string" table:style-name="ce12">
            <text:p>triggered again and again !</text:p>
            <text:p>If feature2/master was specified before nothing will happen, because the plugin thinks nothing changed (feature2/master first in ls-remote list)!</text:p>
          </table:table-cell>
          <table:table-cell table:style-name="ce10"/>
          <table:table-cell office:value-type="string" table:style-name="ce17">
            <text:p>CliGitAPIImpl.getHeadRev(String, String) returns the Commit for feature2/master (first in ls-remote list)</text:p>
            <text:p/>
          </table:table-cell>
          <table:table-cell office:value-type="string" table:style-name="ce18">
            <text:p>GIT_BRANCH=origin/feature3/master</text:p>
            <text:p>GIT_COMMIT=8d0da6aaa3d172a9fb690fc4a869ae38d2f4d404</text:p>
            <text:p>GIT_URL=https://github.com/alexanderlink/git-plugin-test-repo.git</text:p>
          </table:table-cell>
          <table:table-cell office:value-type="string" table:style-name="ce18">
            <text:p>GIT_BRANCH=origin/feature3/master</text:p>
            <text:p>GIT_COMMIT=8d0da6aaa3d172a9fb690fc4a869ae38d2f4d404</text:p>
            <text:p>GIT_URL=https://github.com/alexanderlink/git-plugin-test-repo.git</text:p>
          </table:table-cell>
          <table:table-cell office:value-type="string" table:style-name="ce18">
            <text:p>GIT_BRANCH=origin/feature3/master</text:p>
            <text:p>GIT_COMMIT=8d0da6aaa3d172a9fb690fc4a869ae38d2f4d404</text:p>
            <text:p>GIT_URL=https://github.com/alexanderlink/git-plugin-test-repo.git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10">
            <text:p>origin/master</text:p>
          </table:table-cell>
          <table:table-cell office:value-type="string" table:style-name="ce10">
            <text:p>Test Repo</text:p>
          </table:table-cell>
          <table:table-cell office:value-type="string" table:style-name="ce10">
            <text:p>master in remote origin</text:p>
          </table:table-cell>
          <table:table-cell office:value-type="string" table:style-name="ce10">
            <text:p>refs/remotes/origin/master</text:p>
          </table:table-cell>
          <table:table-cell office:value-type="string" table:style-name="ce10">
            <text:p>refs/heads/master</text:p>
          </table:table-cell>
          <table:table-cell office:value-type="string" table:style-name="ce11">
            <text:p>origin/master</text:p>
          </table:table-cell>
          <table:table-cell table:style-name="ce2"/>
          <table:table-cell table:style-name="ce10"/>
          <table:table-cell office:value-type="string" table:style-name="ce12">
            <text:p>same issue ls-remote for "master".<text:s/></text:p>
            <text:p>"feature2/master" is first.</text:p>
          </table:table-cell>
          <table:table-cell office:value-type="string" table:style-name="ce18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office:value-type="string" table:style-name="ce18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office:value-type="string" table:style-name="ce19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10">
            <text:p>remotes/origin/master</text:p>
          </table:table-cell>
          <table:table-cell office:value-type="string" table:style-name="ce10">
            <text:p>Test Repo</text:p>
          </table:table-cell>
          <table:table-cell office:value-type="string" table:style-name="ce12">
            <text:p>master in remote origin</text:p>
            <text:p>or</text:p>
            <text:p>branch "remotes/origin/master"</text:p>
          </table:table-cell>
          <table:table-cell office:value-type="string" table:style-name="ce12">
            <text:p>refs/remotes/origin/master</text:p>
            <text:p>or</text:p>
            <text:p>refs/remotes/origin/remotes/origin/master</text:p>
          </table:table-cell>
          <table:table-cell office:value-type="string" table:style-name="ce12">
            <text:p>refs/heads/master</text:p>
            <text:p>or</text:p>
            <text:p>refs/heads/remotes/origin/master</text:p>
          </table:table-cell>
          <table:table-cell office:value-type="string" table:style-name="ce13">
            <text:p>origin/master</text:p>
            <text:p>or</text:p>
            <text:p>origin/remotes/origin/master</text:p>
          </table:table-cell>
          <table:table-cell office:value-type="string" table:style-name="ce3">
            <text:p>Triggered again and again</text:p>
            <text:p>LegacyCompatibleGitAPIImpl.extractBranchNameFromBranchSpec(String): "remotes/origin/master" -&gt; "master". Then ls-remote issue.</text:p>
          </table:table-cell>
          <table:table-cell office:value-type="string" table:style-name="ce3">
            <text:p>Triggered again and again</text:p>
            <text:p>...</text:p>
          </table:table-cell>
          <table:table-cell office:value-type="string" table:style-name="ce3">
            <text:p>Triggered again and again</text:p>
            <text:p>…</text:p>
          </table:table-cell>
          <table:table-cell office:value-type="string" table:style-name="ce18">
            <text:p>GIT_BRANCH=origin/remotes/origin/master</text:p>
            <text:p>GIT_COMMIT=6b8fddc73acbe2c95dfa8d16e33aacea1f9a5edd</text:p>
            <text:p>GIT_URL=https://github.com/alexanderlink/git-plugin-test-repo.git</text:p>
          </table:table-cell>
          <table:table-cell office:value-type="string" table:style-name="ce18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office:value-type="string" table:style-name="ce19">
            <text:p>GIT_BRANCH=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10">
            <text:p>refs/heads/master</text:p>
          </table:table-cell>
          <table:table-cell office:value-type="string" table:style-name="ce10">
            <text:p>Test Repo</text:p>
          </table:table-cell>
          <table:table-cell office:value-type="string" table:style-name="ce10">
            <text:p>master</text:p>
          </table:table-cell>
          <table:table-cell office:value-type="string" table:style-name="ce10">
            <text:p>refs/remotes/origin/master</text:p>
          </table:table-cell>
          <table:table-cell office:value-type="string" table:style-name="ce10">
            <text:p>refs/heads/master</text:p>
          </table:table-cell>
          <table:table-cell office:value-type="string" table:style-name="ce11">
            <text:p>origin/master</text:p>
          </table:table-cell>
          <table:table-cell office:value-type="string" table:style-name="ce12">
            <text:p>ERROR: Couldn't find any revision to build</text:p>
            <text:p>Poll: refs/heads/master -&gt; master --&gt; ls-remote</text:p>
            <text:p>Checkout: tries rev-parse "origin/refs/heads/master" and "refs/heads/master"</text:p>
          </table:table-cell>
          <table:table-cell office:value-type="string" table:style-name="ce12">
            <text:p>ERROR: Couldn't find any revision to build</text:p>
            <text:p>…</text:p>
          </table:table-cell>
          <table:table-cell office:value-type="string" table:style-name="ce12">
            <text:p>ERROR: Couldn't find any revision to build</text:p>
            <text:p>…</text:p>
          </table:table-cell>
          <table:table-cell table:number-columns-repeated="2" table:style-name="ce14"/>
          <table:table-cell table:style-name="ce15"/>
          <table:table-cell table:number-columns-repeated="16372" table:style-name="ce1"/>
        </table:table-row>
        <table:table-row table:style-name="ro6">
          <table:table-cell office:value-type="string" table:style-name="ce10">
            <text:p>refs/remotes/origin/master</text:p>
          </table:table-cell>
          <table:table-cell office:value-type="string" table:style-name="ce10">
            <text:p>Test Repo</text:p>
          </table:table-cell>
          <table:table-cell office:value-type="string" table:style-name="ce10">
            <text:p>master</text:p>
          </table:table-cell>
          <table:table-cell office:value-type="string" table:style-name="ce10">
            <text:p>refs/remotes/origin/master</text:p>
          </table:table-cell>
          <table:table-cell office:value-type="string" table:style-name="ce10">
            <text:p>refs/heads/master</text:p>
          </table:table-cell>
          <table:table-cell office:value-type="string" table:style-name="ce11">
            <text:p>origin/master</text:p>
          </table:table-cell>
          <table:table-cell table:style-name="ce10"/>
          <table:table-cell office:value-type="string" table:style-name="ce10">
            <text:p>ERROR: Couldn't find any revision to build.</text:p>
          </table:table-cell>
          <table:table-cell office:value-type="string" table:style-name="ce17">
            <text:p>triggered again and again.</text:p>
          </table:table-cell>
          <table:table-cell office:value-type="string" table:style-name="ce17">
            <text:p>triggered again and again.</text:p>
            <text:p>Checkout: origin/refs/remotes/origin/master fails. Then as fallback refs/remotes/origin/master as single branch is tried: rev-parse "by chance" finds the correct value.</text:p>
          </table:table-cell>
          <table:table-cell office:value-type="string" table:style-name="ce18">
            <text:p>GIT_BRANCH=refs/remotes/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office:value-type="string" table:style-name="ce20">
            <text:p>GIT_BRANCH=refs/remotes/origin/master</text:p>
            <text:p>GIT_COMMIT=88b201ef4278138c85c9e02b2786573bca78b769</text:p>
            <text:p>GIT_PREVIOUS_COMMIT=88b201ef4278138c85c9e02b2786573bca78b769</text:p>
            <text:p>GIT_URL=https://github.com/alexanderlink/git-plugin-test-repo.git</text:p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1" table:style-name="ce2"/>
          <table:table-cell table:style-name="ce21"/>
          <table:table-cell table:number-columns-repeated="16372"/>
        </table:table-row>
        <table:table-row table:style-name="ro6">
          <table:table-cell table:number-columns-repeated="6" table:style-name="ce2"/>
          <table:table-cell office:value-type="string" table:style-name="ce3">
            <text:p>Tags actually supported:</text:p>
            <text:p>hudson.plugins.git.util.DefaultBuildChooser.getCandidateRevisions(boolean, String, GitClient, TaskListener, BuildData, BuildChooserContext):76</text:p>
            <text:p>Tag wins over branch!!</text:p>
          </table:table-cell>
          <table:table-cell table:number-columns-repeated="4" table:style-name="ce2"/>
          <table:table-cell table:style-name="ce22"/>
          <table:table-cell table:number-columns-repeated="16372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CallStacks" table:style-name="ta1">
        <table:table-column table:style-name="co15" table:default-cell-style-name="ce1"/>
        <table:table-column table:style-name="co16" table:default-cell-style-name="ce1"/>
        <table:table-column table:style-name="co7" table:number-columns-repeated="16382" table:default-cell-style-name="ce1"/>
        <table:table-row table:style-name="ro7">
          <table:table-cell office:value-type="string" table:style-name="ce26">
            <text:p>Thread [SCM polling for hudson.model.FreeStyleProject@211ab8d5[Test]] (Suspended (entry into method getHeadRev in CliGitAPIImpl))<text:s/></text:p>
            <text:p><text:s/>GitAPI(CliGitAPIImpl).getHeadRev(String, String) line: 1761<text:s/></text:p>
            <text:p><text:s/>GitSCM.compareRemoteRevisionWithImpl(AbstractProject&lt;?,?&gt;, Launcher, FilePath, TaskListener) line: 492<text:s/></text:p>
            <text:p><text:s/>GitSCM.compareRemoteRevisionWith(AbstractProject&lt;?,?&gt;, Launcher, FilePath, TaskListener, SCMRevisionState) line: 457<text:s/></text:p>
            <text:p><text:s/>GitSCM(SCM)._compareRemoteRevisionWith(AbstractProject&lt;?,?&gt;, Launcher, FilePath, TaskListener, SCMRevisionState) line: 356<text:s/></text:p>
            <text:p><text:s/>GitSCM(SCM).poll(AbstractProject&lt;?,?&gt;, Launcher, FilePath, TaskListener, SCMRevisionState) line: 373<text:s/></text:p>
            <text:p><text:s/>FreeStyleProject(AbstractProject&lt;P,R&gt;)._poll(TaskListener, SCM) line: 1582<text:s/></text:p>
            <text:p><text:s/>FreeStyleProject(AbstractProject&lt;P,R&gt;).poll(TaskListener) line: 1491<text:s/></text:p>
            <text:p><text:s/>SCMTrigger$Runner.runPolling() line: 439<text:s/></text:p>
            <text:p><text:s/>SCMTrigger$Runner.run() line: 468<text:s/></text:p>
            <text:p><text:s/>SequentialExecutionQueue$QueueEntry.run() line: 118<text:s/></text:p>
            <text:p><text:s/>Executors$RunnableAdapter&lt;T&gt;.call() line: 471<text:s/></text:p>
            <text:p><text:s/>FutureTask$Sync.innerRun() line: 334<text:s/></text:p>
            <text:p><text:s/>FutureTask&lt;V&gt;.run() line: 166<text:s/></text:p>
            <text:p><text:s/>ThreadPoolExecutor.runWorker(ThreadPoolExecutor$Worker) line: 1145<text:s/></text:p>
            <text:p><text:s/>ThreadPoolExecutor$Worker.run() line: 615<text:s/></text:p>
            <text:p><text:s/>Thread.run() line: 724<text:s/></text:p>
            <text:p/>
          </table:table-cell>
          <table:table-cell office:value-type="string" table:style-name="ce27">
            <text:p>git-2.2.1 / git-client-1.9.0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exander Link</meta:initial-creator>
    <dc:creator>Alexander Link</dc:creator>
    <meta:creation-date>2014-05-21T08:41:40Z</meta:creation-date>
    <dc:date>2014-05-22T14:24:14Z</dc:date>
  </office:meta>
</office:document-meta>
</file>